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637" officeooo:paragraph-rsid="00182637"/>
    </style:style>
    <style:style style:name="P2" style:family="paragraph" style:parent-style-name="Standard">
      <style:paragraph-properties fo:text-align="justify" style:justify-single-word="false"/>
      <style:text-properties fo:color="#000000" officeooo:rsid="001c9ea0" officeooo:paragraph-rsid="001c9ea0"/>
    </style:style>
    <style:style style:name="P3" style:family="paragraph" style:parent-style-name="Standard">
      <style:paragraph-properties fo:text-align="justify" style:justify-single-word="false"/>
      <style:text-properties fo:color="#000000" officeooo:paragraph-rsid="0018befe"/>
    </style:style>
    <style:style style:name="P4" style:family="paragraph" style:parent-style-name="Standard">
      <style:paragraph-properties fo:text-align="justify" style:justify-single-word="false"/>
      <style:text-properties fo:color="#000000" officeooo:rsid="001e3d07" officeooo:paragraph-rsid="001e3d07"/>
    </style:style>
    <style:style style:name="P5" style:family="paragraph" style:parent-style-name="Standard">
      <style:paragraph-properties fo:text-align="justify" style:justify-single-word="false"/>
      <style:text-properties fo:color="#000000" officeooo:rsid="00251513" officeooo:paragraph-rsid="00251513"/>
    </style:style>
    <style:style style:name="P6" style:family="paragraph" style:parent-style-name="Standard">
      <style:paragraph-properties fo:text-align="justify" style:justify-single-word="false"/>
      <style:text-properties officeooo:rsid="00182637" officeooo:paragraph-rsid="00182637"/>
    </style:style>
    <style:style style:name="P7" style:family="paragraph" style:parent-style-name="Standard">
      <style:paragraph-properties fo:text-align="justify" style:justify-single-word="false"/>
      <style:text-properties officeooo:paragraph-rsid="00182637"/>
    </style:style>
    <style:style style:name="P8" style:family="paragraph" style:parent-style-name="Standard">
      <style:paragraph-properties fo:text-align="justify" style:justify-single-word="false"/>
      <style:text-properties officeooo:paragraph-rsid="00186a8f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186994" style:font-size-asian="12pt" style:font-size-complex="12pt"/>
    </style:style>
    <style:style style:name="T1" style:family="text">
      <style:text-properties officeooo:rsid="0018263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8befe" style:font-size-asian="12pt" style:font-size-complex="12pt"/>
    </style:style>
    <style:style style:name="T5" style:family="text">
      <style:text-properties fo:font-variant="normal" fo:text-transform="none" fo:color="#000000" fo:letter-spacing="normal" fo:font-style="normal" fo:font-weight="normal" officeooo:rsid="00186994" style:font-style-asian="normal" style:font-style-complex="normal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186a8f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93ef2" style:font-size-asian="12pt" style:font-size-complex="12pt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 officeooo:rsid="00186994"/>
    </style:style>
    <style:style style:name="T10" style:family="text">
      <style:text-properties fo:font-variant="normal" fo:text-transform="none" fo:color="#222222" fo:letter-spacing="normal" fo:font-style="normal" fo:font-weight="normal" officeooo:rsid="00186a8f"/>
    </style:style>
    <style:style style:name="T11" style:family="text">
      <style:text-properties fo:font-variant="normal" fo:text-transform="none" fo:color="#222222" fo:letter-spacing="normal" fo:font-style="normal" fo:font-weight="normal" officeooo:rsid="0018befe"/>
    </style:style>
    <style:style style:name="T12" style:family="text">
      <style:text-properties fo:font-variant="normal" fo:text-transform="none" style:font-name="Liberation Serif" fo:font-size="12pt" fo:letter-spacing="normal" fo:language="en" fo:country="GB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186a8f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18befe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193ef2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1c9ea0" style:font-size-asian="12pt" style:font-size-complex="12pt"/>
    </style:style>
    <style:style style:name="T17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1e3d07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202e9f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211bff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2317d1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language="en" fo:country="GB" fo:font-style="normal" fo:font-weight="normal" officeooo:rsid="00251513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language="en" fo:country="US" fo:font-style="normal" fo:font-weight="normal" style:font-size-asian="12pt" style:font-size-complex="12pt"/>
    </style:style>
    <style:style style:name="T23" style:family="text">
      <style:text-properties fo:color="#000000" style:font-name="Liberation Serif" fo:font-size="12pt" fo:font-style="normal" officeooo:rsid="00182637" style:font-size-asian="12pt" style:font-style-asian="normal" style:font-size-complex="12pt" style:font-style-complex="normal"/>
    </style:style>
    <style:style style:name="T24" style:family="text">
      <style:text-properties fo:color="#000000" style:font-name="Liberation Serif" fo:font-size="12pt" style:font-size-asian="12pt" style:font-size-complex="12pt"/>
    </style:style>
    <style:style style:name="T25" style:family="text">
      <style:text-properties fo:color="#000000" style:font-name="Liberation Serif" fo:font-size="12pt" officeooo:rsid="0018befe" style:font-size-asian="12pt" style:font-size-complex="12pt"/>
    </style:style>
    <style:style style:name="T26" style:family="text">
      <style:text-properties fo:color="#000000" style:font-name="Liberation Serif" fo:font-size="12pt" fo:language="en" fo:country="GB" officeooo:rsid="0018befe" style:font-size-asian="12pt" style:font-size-complex="12pt"/>
    </style:style>
    <style:style style:name="T27" style:family="text">
      <style:text-properties style:font-name="Liberation Serif" fo:font-size="12pt" fo:language="en" fo:country="GB" officeooo:rsid="0018bef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O FILM</text:p>
      <text:p text:style-name="P6"/>
      <text:p text:style-name="P7"><text:span text:style-name="T1">In this summer I saw an animated film, </text:span><text:span text:style-name="T23">I</text:span><text:span text:style-name="T2">ce Age: Collision Course.</text:span></text:p>
      <text:p text:style-name="P9"><text:span text:style-name="T5">The protagonists of this film are Manny a mammut, his daughter Peaches and her fiance</text:span><text:span text:style-name="T8"> </text:span><text:span text:style-name="T9">Julian, Diego a saber-thoot tiger </text:span><text:span text:style-name="T11">and</text:span><text:span text:style-name="T9"> </text:span><text:span text:style-name="T10">sid a sloth.</text:span></text:p>
      <text:p text:style-name="P8"><text:span text:style-name="T6">The film stars with the annivers</text:span><text:span text:style-name="T7">a</text:span><text:span text:style-name="T6">ry of Manny and his wife Ellie, </text:span><text:span text:style-name="T4">here </text:span><text:span text:style-name="T3">some asteroids strike the place</text:span><text:span text:style-name="T24"> </text:span><text:span text:style-name="T25">and the protagonists </text:span><text:span text:style-name="T26">run into a cavern.</text:span></text:p>
      <text:p text:style-name="P3"><text:span text:style-name="T27">When the meteorite shower ends the protagonist meet their old friend,</text:span><text:span text:style-name="T13"> Buck a ferret. </text:span><text:span text:style-name="T14">Buck </text:span><text:bookmark text:name="tw-target-text"/><text:span text:style-name="T22">explains to them that an asteroid will crash on the ground </text:span><text:span text:style-name="T14">and </text:span><text:span text:style-name="T15">kill everyone. He also says that there was another two asteroids and these crashed in the same point. Buck have a plan: go where the asteroids f</text:span><text:span text:style-name="T16">e</text:span><text:span text:style-name="T15">ll and discover what attracts them.</text:span></text:p>
      <text:p text:style-name="P2"><text:span text:style-name="T12">After a long walk the group arrive where the asteroid fell and they find an old meteorite </text:span><text:span text:style-name="T17">inside this they find a city build with a lot of crystals and here they discover that the crystals attracts the asteroid.</text:span></text:p>
      <text:p text:style-name="P4"><text:span text:style-name="T12">Buck have an another idea </text:span><text:span text:style-name="T18">throw all the crystals in a near Vulcano and close all the geyers near this. </text:span><text:span text:style-name="T19">When the last gayser is cover the vulcano erupt and the crystal</text:span><text:span text:style-name="T20">s </text:span><text:span text:style-name="T21">fly in the sky and the asteroid convert its course.</text:span></text:p>
      <text:p text:style-name="P5"><text:span text:style-name="T12">The film ends with the marriage of Peaches and Julian.</text:span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05:56.960000000</meta:creation-date>
    <dc:date>2017-09-11T15:48:57.560000000</dc:date>
    <meta:editing-duration>PT21H59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8" meta:word-count="213" meta:character-count="1172" meta:non-whitespace-character-count="967"/>
  </office:meta>
</office:document-meta>
</file>